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svg:stroke-color="#2a6099" draw:marker-start-width="0.1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ff0000" draw:marker-start-width="0.402cm" draw:marker-end-width="0.40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9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1.183cm"/>
      <style:paragraph-properties style:writing-mode="lr-tb"/>
    </style:style>
    <style:style style:name="gr6" style:family="graphic" style:parent-style-name="standard">
      <style:graphic-properties svg:stroke-color="#ff0000" draw:fill-color="#ff0000" draw:textarea-horizontal-align="justify" draw:textarea-vertical-align="middle" draw:auto-grow-height="false" fo:min-height="0.458cm" fo:min-width="0.208cm"/>
      <style:paragraph-properties style:writing-mode="lr-tb"/>
    </style:style>
    <style:style style:name="gr7" style:family="graphic" style:parent-style-name="standard">
      <style:graphic-properties svg:stroke-width="0.035cm" svg:stroke-color="#ff0000" draw:marker-start-width="0.253cm" draw:marker-end-width="0.253cm" draw:textarea-vertical-align="middle" fo:padding-top="0.143cm" fo:padding-bottom="0.143cm" fo:padding-left="0.268cm" fo:padding-right="0.2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96cm"/>
      <style:paragraph-properties style:writing-mode="lr-tb"/>
    </style:style>
    <style:style style:name="gr9" style:family="graphic" style:parent-style-name="objectwithoutfill">
      <style:graphic-properties svg:stroke-width="0.035cm" svg:stroke-color="#000000" draw:marker-start-width="0.402cm" draw:marker-end-width="0.40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50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518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458cm" fo:min-width="0.20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531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41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23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92cm"/>
      <style:paragraph-properties style:writing-mode="lr-tb"/>
    </style:style>
    <style:style style:name="gr18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9" style:family="graphic" style:parent-style-name="objectwithoutfill">
      <style:graphic-properties svg:stroke-width="0.035cm" svg:stroke-color="#000000" draw:marker-start="Arrow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0" style:family="graphic" style:parent-style-name="objectwithoutfill">
      <style:graphic-properties svg:stroke-width="0.018cm" draw:marker-start-width="0.127cm" draw:marker-end="Arrow" draw:marker-end-width="0.185cm" draw:fill="none" draw:textarea-vertical-align="middle" fo:padding-top="0.134cm" fo:padding-bottom="0.134cm" fo:padding-left="0.259cm" fo:padding-right="0.259cm"/>
    </style:style>
    <style:style style:name="gr21" style:family="graphic" style:parent-style-name="standard">
      <style:graphic-properties svg:stroke-width="0.035cm" svg:stroke-color="#ff0000" draw:marker-start-width="0.252cm" draw:marker-end-width="0.252cm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svg:stroke-width="0.035cm" svg:stroke-color="#80008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svg:stroke-width="0.035cm" svg:stroke-color="#800080" draw:marker-start="Arrow" draw:marker-start-width="0.252cm" draw:marker-end="" draw:marker-end-width="0.252cm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-color="#ff0000"/>
      <style:paragraph-properties fo:text-align="center" style:writing-mode="lr-tb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style:writing-mode="lr-tb"/>
      <style:text-properties fo:font-size="18pt" style:font-size-asian="16pt" style:font-size-complex="16pt"/>
    </style:style>
    <style:style style:name="P8" style:family="paragraph">
      <loext:graphic-properties draw:fill="none" draw:fill-color="#ffffff"/>
      <style:paragraph-properties style:writing-mode="lr-tb"/>
      <style:text-properties fo:font-size="2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-33% 58%" fo:font-size="10pt" style:font-size-asian="10pt" style:font-size-complex="10pt"/>
    </style:style>
    <style:style style:name="T3" style:family="text">
      <style:text-properties style:text-position="0% 100%" fo:font-size="10pt" style:font-size-asian="10pt" style:font-size-complex="1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text-position="0% 100%" fo:font-size="18pt" style:font-size-asian="9pt" style:font-size-complex="9pt"/>
    </style:style>
    <style:style style:name="T6" style:family="text">
      <style:text-properties style:text-position="0% 100%" fo:font-size="2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line-skew="0.348cm" svg:x1="5.995cm" svg:y1="8.13cm" svg:x2="10cm" svg:y2="6.008cm" draw:start-shape="id1" draw:start-glue-point="2" draw:end-shape="id2" draw:end-glue-point="8" svg:d="M5995 8130v866h4005v-2988" svg:viewBox="0 0 4006 2989">
          <text:p/>
        </draw:connector>
        <draw:connector draw:style-name="gr2" draw:text-style-name="P2" draw:layer="layout" draw:type="line" svg:x1="5.997cm" svg:y1="4.01cm" svg:x2="7.995cm" svg:y2="4.01cm" draw:start-shape="id3" draw:start-glue-point="0" svg:d="M5997 4010h1998" svg:viewBox="0 0 1999 1">
          <text:p/>
        </draw:connector>
        <draw:g xml:id="id5" draw:id="id5">
          <draw:line draw:style-name="gr3" draw:text-style-name="P2" draw:layer="layout" svg:x1="2.913cm" svg:y1="4.99cm" svg:x2="3.014cm" svg:y2="4.758cm">
            <text:p/>
          </draw:line>
          <draw:line draw:style-name="gr3" draw:text-style-name="P2" draw:layer="layout" svg:x1="3.224cm" svg:y1="5.231cm" svg:x2="3.012cm" svg:y2="4.758cm">
            <text:p/>
          </draw:line>
          <draw:line draw:style-name="gr3" draw:text-style-name="P2" draw:layer="layout" svg:x1="3.638cm" svg:y1="5.258cm" svg:x2="3.85cm" svg:y2="4.785cm">
            <text:p/>
          </draw:line>
          <draw:line draw:style-name="gr3" draw:text-style-name="P2" draw:layer="layout" svg:x1="3.213cm" svg:y1="5.243cm" svg:x2="3.425cm" svg:y2="4.77cm">
            <text:p/>
          </draw:line>
          <draw:line draw:style-name="gr3" draw:text-style-name="P2" draw:layer="layout" svg:x1="3.647cm" svg:y1="5.256cm" svg:x2="3.435cm" svg:y2="4.783cm">
            <text:p/>
          </draw:line>
          <draw:line draw:style-name="gr3" draw:text-style-name="P2" draw:layer="layout" svg:x1="4.067cm" svg:y1="5.256cm" svg:x2="3.855cm" svg:y2="4.783cm">
            <text:p/>
          </draw:line>
          <draw:line draw:style-name="gr3" draw:text-style-name="P2" draw:layer="layout" svg:x1="4.062cm" svg:y1="5.232cm" svg:x2="4.163cm" svg:y2="5cm">
            <text:p/>
          </draw:line>
        </draw:g>
        <draw:frame draw:style-name="gr4" draw:text-style-name="P3" draw:layer="layout" svg:width="2.288cm" svg:height="0.729cm" svg:x="2.404cm" svg:y="4.029cm">
          <draw:text-box>
            <text:p><text:span text:style-name="T1">R</text:span><text:span text:style-name="T2">B</text:span><text:span text:style-name="T3">=</text:span><text:span text:style-name="T3">R</text:span><text:span text:style-name="T2">B1</text:span><text:span text:style-name="T3">|</text:span><text:span text:style-name="T3">|</text:span><text:span text:style-name="T3">R</text:span><text:span text:style-name="T2">B2</text:span></text:p>
          </draw:text-box>
        </draw:frame>
        <draw:frame draw:style-name="gr5" draw:text-style-name="P4" draw:layer="layout" svg:width="1.163cm" svg:height="1.433cm" svg:x="5.091cm" svg:y="3.495cm">
          <draw:text-box>
            <text:p text:style-name="P1"><text:span text:style-name="T1">C</text:span></text:p>
          </draw:text-box>
        </draw:frame>
        <draw:custom-shape draw:style-name="gr6" draw:text-style-name="P6" xml:id="id4" draw:id="id4" draw:layer="layout" svg:width="1cm" svg:height="1cm" svg:x="1.538cm" svg:y="6.456cm">
          <text:p text:style-name="P5"><text:span text:style-name="T4">+</text:span></text:p>
          <text:p text:style-name="P5"><text:span text:style-name="T4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controls" svg:x1="2.038cm" svg:y1="6.456cm" svg:x2="2.913cm" svg:y2="5.008cm" draw:start-shape="id4" draw:start-glue-point="4" draw:end-shape="id5" draw:end-glue-point="3" svg:d="M2038 6456v-1448h875" svg:viewBox="0 0 876 1449">
          <text:p/>
        </draw:connector>
        <draw:connector draw:style-name="gr7" draw:text-style-name="P1" draw:layer="controls" svg:x1="4.163cm" svg:y1="5.008cm" svg:x2="5.011cm" svg:y2="5.01cm" draw:start-shape="id5" draw:start-glue-point="1" svg:d="M4163 5008h683v2h165" svg:viewBox="0 0 849 3">
          <text:p/>
        </draw:connector>
        <draw:frame draw:style-name="gr8" draw:text-style-name="P3" draw:layer="controls" svg:width="0.964cm" svg:height="0.729cm" svg:x="0.632cm" svg:y="6.631cm">
          <draw:text-box>
            <text:p><text:span text:style-name="T3">V</text:span><text:span text:style-name="T2">eq</text:span></text:p>
          </draw:text-box>
        </draw:frame>
        <draw:g xml:id="id1" draw:id="id1">
          <draw:line draw:style-name="gr9" draw:text-style-name="P2" draw:layer="controls" svg:x1="5.977cm" svg:y1="8.13cm" svg:x2="5.745cm" svg:y2="8.029cm">
            <text:p/>
          </draw:line>
          <draw:line draw:style-name="gr9" draw:text-style-name="P2" draw:layer="controls" svg:x1="6.218cm" svg:y1="7.819cm" svg:x2="5.745cm" svg:y2="8.031cm">
            <text:p/>
          </draw:line>
          <draw:line draw:style-name="gr9" draw:text-style-name="P2" draw:layer="controls" svg:x1="6.245cm" svg:y1="7.405cm" svg:x2="5.772cm" svg:y2="7.193cm">
            <text:p/>
          </draw:line>
          <draw:line draw:style-name="gr9" draw:text-style-name="P2" draw:layer="controls" svg:x1="6.23cm" svg:y1="7.83cm" svg:x2="5.757cm" svg:y2="7.618cm">
            <text:p/>
          </draw:line>
          <draw:line draw:style-name="gr9" draw:text-style-name="P2" draw:layer="controls" svg:x1="6.243cm" svg:y1="7.396cm" svg:x2="5.77cm" svg:y2="7.608cm">
            <text:p/>
          </draw:line>
          <draw:line draw:style-name="gr9" draw:text-style-name="P2" draw:layer="controls" svg:x1="6.243cm" svg:y1="6.976cm" svg:x2="5.77cm" svg:y2="7.188cm">
            <text:p/>
          </draw:line>
          <draw:line draw:style-name="gr9" draw:text-style-name="P2" draw:layer="controls" svg:x1="6.219cm" svg:y1="6.981cm" svg:x2="5.987cm" svg:y2="6.88cm">
            <text:p/>
          </draw:line>
        </draw:g>
        <draw:frame draw:style-name="gr10" draw:text-style-name="P3" draw:layer="controls" svg:width="1.006cm" svg:height="0.729cm" svg:x="6.2cm" svg:y="7.14cm">
          <draw:text-box>
            <text:p><text:span text:style-name="T1">R</text:span><text:span text:style-name="T2">E1</text:span></text:p>
          </draw:text-box>
        </draw:frame>
        <draw:g xml:id="id7" draw:id="id7">
          <draw:line draw:style-name="gr9" draw:text-style-name="P2" draw:layer="controls" svg:x1="5.977cm" svg:y1="3.13cm" svg:x2="5.745cm" svg:y2="3.029cm">
            <text:p/>
          </draw:line>
          <draw:line draw:style-name="gr9" draw:text-style-name="P2" draw:layer="controls" svg:x1="6.218cm" svg:y1="2.819cm" svg:x2="5.745cm" svg:y2="3.031cm">
            <text:p/>
          </draw:line>
          <draw:line draw:style-name="gr9" draw:text-style-name="P2" draw:layer="controls" svg:x1="6.245cm" svg:y1="2.405cm" svg:x2="5.772cm" svg:y2="2.193cm">
            <text:p/>
          </draw:line>
          <draw:line draw:style-name="gr9" draw:text-style-name="P2" draw:layer="controls" svg:x1="6.23cm" svg:y1="2.83cm" svg:x2="5.757cm" svg:y2="2.618cm">
            <text:p/>
          </draw:line>
          <draw:line draw:style-name="gr9" draw:text-style-name="P2" draw:layer="controls" svg:x1="6.243cm" svg:y1="2.396cm" svg:x2="5.77cm" svg:y2="2.608cm">
            <text:p/>
          </draw:line>
          <draw:line draw:style-name="gr9" draw:text-style-name="P2" draw:layer="controls" svg:x1="6.243cm" svg:y1="1.976cm" svg:x2="5.77cm" svg:y2="2.188cm">
            <text:p/>
          </draw:line>
          <draw:line draw:style-name="gr9" draw:text-style-name="P2" draw:layer="controls" svg:x1="6.219cm" svg:y1="1.981cm" svg:x2="5.987cm" svg:y2="1.88cm">
            <text:p/>
          </draw:line>
        </draw:g>
        <draw:frame draw:style-name="gr11" draw:text-style-name="P3" draw:layer="controls" svg:width="1.018cm" svg:height="0.729cm" svg:x="6.2cm" svg:y="2.14cm">
          <draw:text-box>
            <text:p><text:span text:style-name="T1">R</text:span><text:span text:style-name="T2">C1</text:span></text:p>
          </draw:text-box>
        </draw:frame>
        <draw:custom-shape draw:style-name="gr12" draw:text-style-name="P5" xml:id="id2" draw:id="id2" draw:layer="controls" svg:width="1cm" svg:height="1cm" svg:x="9.5cm" svg:y="5.008cm">
          <text:p text:style-name="P5"><text:span text:style-name="T4">+</text:span></text:p>
          <text:p text:style-name="P5"><text:span text:style-name="T4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3" draw:layer="controls" svg:width="1.031cm" svg:height="0.729cm" svg:x="10.373cm" svg:y="5.151cm">
          <draw:text-box>
            <text:p><text:span text:style-name="T3">V</text:span><text:span text:style-name="T2">CC</text:span></text:p>
          </draw:text-box>
        </draw:frame>
        <draw:custom-shape draw:style-name="gr14" draw:text-style-name="P1" draw:layer="controls" svg:width="0.348cm" svg:height="0.35cm" svg:x="7.83cm" svg:y="3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7" draw:layer="controls" svg:width="0.917cm" svg:height="1.038cm" svg:x="7.565cm" svg:y="4.522cm">
          <draw:text-box>
            <text:p><text:span text:style-name="T5">+</text:span></text:p>
          </draw:text-box>
        </draw:frame>
        <draw:custom-shape draw:style-name="gr14" draw:text-style-name="P1" draw:layer="controls" svg:width="0.348cm" svg:height="0.35cm" svg:x="7.83cm" svg:y="8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8" draw:layer="controls" svg:width="0.739cm" svg:height="1.038cm" svg:x="7.627cm" svg:y="6.438cm">
          <draw:text-box>
            <text:p><text:span text:style-name="T6">-</text:span></text:p>
          </draw:text-box>
        </draw:frame>
        <draw:frame draw:style-name="gr17" draw:text-style-name="P3" draw:layer="controls" svg:width="0.892cm" svg:height="0.729cm" svg:x="7.537cm" svg:y="5.632cm">
          <draw:text-box>
            <text:p><text:span text:style-name="T3">V</text:span><text:span text:style-name="T2">O</text:span></text:p>
          </draw:text-box>
        </draw:frame>
        <draw:line draw:style-name="gr18" draw:text-style-name="P2" draw:layer="layout" svg:x1="5.504cm" svg:y1="5.5cm" svg:x2="5.504cm" svg:y2="4.508cm">
          <text:p/>
        </draw:line>
        <draw:line draw:style-name="gr18" draw:text-style-name="P2" draw:layer="layout" svg:x1="5.511cm" svg:y1="4.734cm" svg:x2="5.994cm" svg:y2="4.524cm">
          <text:p/>
        </draw:line>
        <draw:line draw:style-name="gr19" draw:text-style-name="P2" draw:layer="layout" svg:x1="6.036cm" svg:y1="5.511cm" svg:x2="5.532cm" svg:y2="5.196cm">
          <text:p/>
        </draw:line>
        <draw:line draw:style-name="gr18" draw:text-style-name="P2" xml:id="id6" draw:id="id6" draw:layer="layout" svg:x1="5.997cm" svg:y1="6.01cm" svg:x2="5.997cm" svg:y2="5.514cm">
          <text:p/>
        </draw:line>
        <draw:line draw:style-name="gr18" draw:text-style-name="P2" xml:id="id3" draw:id="id3" draw:layer="layout" svg:x1="5.997cm" svg:y1="4.506cm" svg:x2="5.997cm" svg:y2="4.01cm">
          <text:p/>
        </draw:line>
        <draw:line draw:style-name="gr18" draw:text-style-name="P2" draw:layer="layout" svg:x1="5.011cm" svg:y1="4.992cm" svg:x2="5.49cm" svg:y2="4.992cm">
          <text:p/>
        </draw:line>
        <draw:connector draw:style-name="gr2" draw:text-style-name="P2" draw:layer="layout" draw:type="line" svg:x1="5.997cm" svg:y1="6.01cm" svg:x2="5.995cm" svg:y2="6.88cm" draw:start-shape="id6" draw:start-glue-point="2" draw:end-shape="id1" draw:end-glue-point="0" svg:d="M5997 6010l-2 870" svg:viewBox="0 0 3 871">
          <text:p/>
        </draw:connector>
        <draw:connector draw:style-name="gr2" draw:text-style-name="P2" draw:layer="layout" draw:type="line" svg:x1="5.995cm" svg:y1="3.13cm" svg:x2="5.997cm" svg:y2="4.01cm" draw:start-shape="id7" draw:start-glue-point="2" draw:end-shape="id3" draw:end-glue-point="0" svg:d="M5995 3130l2 880" svg:viewBox="0 0 3 881">
          <text:p/>
        </draw:connector>
        <draw:connector draw:style-name="gr1" draw:text-style-name="P1" draw:layer="layout" draw:line-skew="-0.336cm" svg:x1="5.995cm" svg:y1="1.88cm" svg:x2="10cm" svg:y2="5.008cm" draw:start-shape="id7" draw:start-glue-point="0" draw:end-shape="id2" draw:end-glue-point="4" svg:d="M5995 1880v-854h4005v3982" svg:viewBox="0 0 4006 3983">
          <text:p/>
        </draw:connector>
        <draw:line draw:style-name="gr20" draw:text-style-name="P2" draw:layer="layout" svg:x1="4.707cm" svg:y1="4.807cm" svg:x2="5.407cm" svg:y2="4.807cm">
          <text:p/>
        </draw:line>
        <draw:frame draw:style-name="gr5" draw:text-style-name="P4" draw:layer="layout" svg:width="1.163cm" svg:height="1.433cm" svg:x="5.092cm" svg:y="4.996cm">
          <draw:text-box>
            <text:p text:style-name="P1"><text:span text:style-name="T1">E</text:span></text:p>
          </draw:text-box>
        </draw:frame>
        <draw:frame draw:style-name="gr4" draw:text-style-name="P3" draw:layer="layout" svg:width="0.891cm" svg:height="0.729cm" svg:x="4.505cm" svg:y="4.13cm">
          <draw:text-box>
            <text:p><text:span text:style-name="T3">I</text:span><text:span text:style-name="T2">B</text:span></text:p>
          </draw:text-box>
        </draw:frame>
        <draw:connector draw:style-name="gr21" draw:text-style-name="P1" draw:layer="layout" draw:line-skew="0.348cm" svg:x1="2.038cm" svg:y1="7.456cm" svg:x2="5.995cm" svg:y2="8.13cm" draw:start-shape="id4" draw:start-glue-point="8" draw:end-shape="id1" draw:end-glue-point="2" svg:d="M2038 7456v1540h3957v-866" svg:viewBox="0 0 3958 1541">
          <text:p/>
        </draw:connector>
        <draw:circle draw:style-name="gr22" draw:text-style-name="P1" draw:layer="layout" svg:width="2.2cm" svg:height="2.2cm" svg:x="2.9cm" svg:y="5.9cm" draw:kind="arc" draw:start-angle="230.75" draw:end-angle="186.41">
          <text:p/>
        </draw:circle>
        <draw:ellipse draw:style-name="gr23" draw:text-style-name="P1" draw:layer="layout" svg:width="2.2cm" svg:height="6.6cm" svg:x="7cm" svg:y="1.7cm" draw:kind="arc" draw:start-angle="173.97" draw:end-angle="138.53">
          <text:p/>
        </draw:ellipse>
        <draw:line draw:style-name="gr20" draw:text-style-name="P2" draw:layer="layout" svg:x1="6.22cm" svg:y1="5.566cm" svg:x2="6.22cm" svg:y2="6.166cm">
          <text:p/>
        </draw:line>
        <draw:frame draw:style-name="gr4" draw:text-style-name="P3" draw:layer="layout" svg:width="0.891cm" svg:height="0.729cm" svg:x="6.115cm" svg:y="5.339cm">
          <draw:text-box>
            <text:p><text:span text:style-name="T3">I</text:span><text:span text:style-name="T2">E</text:span></text:p>
          </draw:text-box>
        </draw:frame>
        <draw:frame draw:style-name="gr4" draw:text-style-name="P3" draw:layer="layout" svg:width="0.891cm" svg:height="0.729cm" svg:x="6.116cm" svg:y="3.94cm">
          <draw:text-box>
            <text:p><text:span text:style-name="T3">I</text:span><text:span text:style-name="T2">C</text:span></text:p>
          </draw:text-box>
        </draw:frame>
        <draw:line draw:style-name="gr20" draw:text-style-name="P2" draw:layer="layout" svg:x1="6.22cm" svg:y1="4.062cm" svg:x2="6.22cm" svg:y2="4.66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marker-start-width="0.1cm" draw:marker-end-width="0.2cm" draw:fill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23T13:27:09.747319748</dc:date>
    <meta:editing-duration>PT2H1M49S</meta:editing-duration>
    <meta:editing-cycles>21</meta:editing-cycles>
    <meta:generator>LibreOffice/6.4.7.2$Linux_X86_64 LibreOffice_project/40$Build-2</meta:generator>
    <meta:document-statistic meta:object-count="60"/>
  </office:meta>
</office:document-meta>
</file>